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d3d15" officeooo:paragraph-rsid="001d3d15"/>
    </style:style>
    <style:style style:name="P2" style:family="paragraph" style:parent-style-name="Standard">
      <style:text-properties fo:font-size="14pt" fo:font-weight="bold" officeooo:rsid="0015141f" officeooo:paragraph-rsid="0015141f" style:font-size-asian="14pt" style:font-weight-asian="bold" style:font-size-complex="14pt" style:font-weight-complex="bold"/>
    </style:style>
    <style:style style:name="P3" style:family="paragraph" style:parent-style-name="Standard">
      <style:text-properties officeooo:rsid="0015141f" officeooo:paragraph-rsid="0015141f"/>
    </style:style>
    <style:style style:name="P4" style:family="paragraph" style:parent-style-name="Standard" style:list-style-name="L1">
      <style:text-properties officeooo:paragraph-rsid="0015141f"/>
    </style:style>
    <style:style style:name="P5" style:family="paragraph" style:parent-style-name="Standard" style:list-style-name="L1">
      <style:text-properties fo:font-weight="normal" officeooo:rsid="00190558" officeooo:paragraph-rsid="00190558" style:font-weight-asian="normal" style:font-weight-complex="normal"/>
    </style:style>
    <style:style style:name="P6" style:family="paragraph" style:parent-style-name="Standard" style:list-style-name="L1">
      <style:text-properties fo:font-weight="normal" officeooo:rsid="001a118f" officeooo:paragraph-rsid="001a118f" style:font-weight-asian="normal" style:font-weight-complex="normal"/>
    </style:style>
    <style:style style:name="P7" style:family="paragraph" style:parent-style-name="Standard" style:list-style-name="L1">
      <style:text-properties fo:font-weight="normal" officeooo:rsid="001d71bd" officeooo:paragraph-rsid="001d71bd" style:font-weight-asian="normal" style:font-weight-complex="normal"/>
    </style:style>
    <style:style style:name="P8" style:family="paragraph" style:parent-style-name="Standard" style:list-style-name="L1">
      <style:text-properties fo:font-weight="normal" officeooo:rsid="001fe9d1" officeooo:paragraph-rsid="001fe9d1" style:font-weight-asian="normal" style:font-weight-complex="normal"/>
    </style:style>
    <style:style style:name="P9" style:family="paragraph" style:parent-style-name="Standard" style:list-style-name="L1">
      <style:text-properties fo:font-weight="bold" officeooo:rsid="0015141f" officeooo:paragraph-rsid="0015141f" style:font-weight-asian="bold" style:font-weight-complex="bold"/>
    </style:style>
    <style:style style:name="P10" style:family="paragraph" style:parent-style-name="Standard" style:list-style-name="L1">
      <style:text-properties officeooo:rsid="00207ded" officeooo:paragraph-rsid="00207ded"/>
    </style:style>
    <style:style style:name="P11" style:family="paragraph" style:parent-style-name="Standard">
      <style:text-properties officeooo:rsid="00207ded" officeooo:paragraph-rsid="00207ded"/>
    </style:style>
    <style:style style:name="P12" style:family="paragraph" style:parent-style-name="Standard">
      <style:text-properties fo:font-weight="bold" officeooo:rsid="0015141f" officeooo:paragraph-rsid="0015141f" style:font-weight-asian="bold" style:font-weight-complex="bold"/>
    </style:style>
    <style:style style:name="P13" style:family="paragraph" style:parent-style-name="Text_20_body">
      <style:paragraph-properties fo:margin-left="0cm" fo:margin-right="0cm" fo:text-indent="0cm" style:auto-text-indent="false"/>
    </style:style>
    <style:style style:name="T1" style:family="text">
      <style:text-properties fo:font-weight="bold" officeooo:rsid="0015141f" style:font-weight-asian="bold" style:font-weight-complex="bold"/>
    </style:style>
    <style:style style:name="T2" style:family="text">
      <style:text-properties officeooo:rsid="0022520b"/>
    </style:style>
    <style:style style:name="T3" style:family="text">
      <style:text-properties officeooo:rsid="0022c7e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6-cuestiones-de-análisis-a-responder-junto-al-diagrama" text:anchor-type="page" text:anchor-page-number="1" svg:x="-0.741cm" svg:y="0cm" svg:width="0.741cm" draw:z-index="0">
        <draw:text-box fo:min-height="0.741cm">
          <text:p text:style-name="P13"/>
        </draw:text-box>
      </draw:frame>
      <text:p text:style-name="P1">Jorge González Burgos – 1ºDAM – Entornos de Desarrollo</text:p>
      <text:p text:style-name="P2">Cuestiones de análisis (a responder junto al diagrama)</text:p>
      <text:p text:style-name="P2"/>
      <text:p text:style-name="P3">Responde de forma razonada a las siguientes preguntas:</text:p>
      <text:p text:style-name="P3"/>
      <text:list text:style-name="L1">
        <text:list-item>
          <text:p text:style-name="P4"><text:span text:style-name="T1">¿Qué tipo de relación existe entre </text:span><text:span text:style-name="Source_20_Text"><text:span text:style-name="T1">Agenda</text:span></text:span><text:span text:style-name="T1"> y </text:span><text:span text:style-name="Source_20_Text"><text:span text:style-name="T1">Contacto</text:span></text:span><text:span text:style-name="T1">?</text:span></text:p>
          <text:p text:style-name="P5">La relación entre Agenda y Contacto es una agregación, porque los contactos se crean en el Main, y no en Agenda, aunque esta sí que guarda una lista de contactos.</text:p>
          <text:p text:style-name="P4"/>
        </text:list-item>
        <text:list-item>
          <text:p text:style-name="P4"><text:span text:style-name="T1">¿Qué tipo de relación existe entre </text:span><text:span text:style-name="Source_20_Text"><text:span text:style-name="T1">Contacto</text:span></text:span><text:span text:style-name="T1"> y </text:span><text:span text:style-name="Source_20_Text"><text:span text:style-name="T1">Telefono</text:span></text:span><text:span text:style-name="T1">?</text:span></text:p>
          <text:p text:style-name="P6">En este caso también es una agregación, porque contacto guarda una lista de los teléfonos, pero estos se crean en el Main, no en la clase Contacto, así que no controla su ciclo de vida.</text:p>
          <text:p text:style-name="P4"/>
        </text:list-item>
        <text:list-item>
          <text:p text:style-name="P4"><text:span text:style-name="T1">¿Qué tipo de relación existe entre </text:span><text:span text:style-name="Source_20_Text"><text:span text:style-name="T1">Contacto</text:span></text:span><text:span text:style-name="T1"> y </text:span><text:span text:style-name="Source_20_Text"><text:span text:style-name="T1">Direccion</text:span></text:span><text:span text:style-name="T1">?</text:span></text:p>
          <text:p text:style-name="P7">En este caso la relación es una asociación simple, porque Contacto ni controla el ciclo de vida ni guarda datos de Dirección, solo la utiliza como parámetro para un constructor.</text:p>
          <text:p text:style-name="P4"/>
        </text:list-item>
        <text:list-item>
          <text:p text:style-name="P4"><text:span text:style-name="T1">¿Por qué los tipos </text:span><text:span text:style-name="Source_20_Text"><text:span text:style-name="T1">TipoTelefono</text:span></text:span><text:span text:style-name="T1"> y </text:span><text:span text:style-name="Source_20_Text"><text:span text:style-name="T1">TipoVia</text:span></text:span><text:span text:style-name="T1"> se modelan como enumerados?</text:span></text:p>
          <text:p text:style-name="P8">Porque los únicos valores que pueden tomar están limitados y se conocen de antemano.</text:p>
          <text:p text:style-name="P4"/>
        </text:list-item>
        <text:list-item>
          <text:p text:style-name="P9">¿Qué relaciones del diagrama son asociaciones simples y cuáles podrían interpretarse</text:p>
          <text:p text:style-name="P9"><text:s/>como agregación o composición?</text:p>
          <text:p text:style-name="P10">Las relaciones Contacto – Direccion, Telefono – TipoTelefono, y Direccion – TipoVia son agregaciones simples, porque uno no crea el otro objeto, y solo se usan como parámetros, nada más.</text:p>
        </text:list-item>
      </text:list>
      <text:p text:style-name="P11"/>
      <text:p text:style-name="P11"><text:tab/>Sin embargo, las relaciones entre Agenda – Contacto y Contacto – Telefono son <text:tab/>agregaciones, porque, aunque tanto Contacto como Telefono se crean en el Main, existe una <text:tab/>relación todo-parte en la que <text:span text:style-name="T2">una agenda está formada de contactos, y un contacto está <text:tab/>formado de teléfonos, pero el ciclo de vida se controla fuera, en el Main.</text:span></text:p>
      <text:p text:style-name="P11"/>
      <text:p text:style-name="P11"><text:tab/><text:span text:style-name="T3">Aunque se representen como agregación o asociación simple, tendría sentido <text:tab/>estructuralmente que un Contacto cree las direcciones y teléfonos, lo que haría una relación <text:tab/>de composición entre Contacto – Direccion y Contacto – Telefono.</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5T18:14:53.954651800</meta:creation-date>
    <dc:date>2026-01-18T14:04:08.261108400</dc:date>
    <meta:editing-duration>PT17M16S</meta:editing-duration>
    <meta:editing-cycles>15</meta:editing-cycles>
    <meta:generator>LibreOffice/25.8.3.2$Windows_X86_64 LibreOffice_project/8ca8d55c161d602844f5428fa4b58097424e324e</meta:generator>
    <meta:document-statistic meta:table-count="0" meta:image-count="0" meta:object-count="0" meta:page-count="1" meta:paragraph-count="16" meta:word-count="303" meta:character-count="1882" meta:non-whitespace-character-count="1583"/>
  </office:meta>
</office:document-meta>
</file>